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background-color="#333333"/>
    </style:style>
    <style:style style:name="P6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background-color="#333333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#333333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>
      <style:text-properties fo:font-weight="bold" style:font-weight-asian="bold" style:font-weight-complex="bold"/>
    </style:style>
    <style:style style:name="P14" style:family="paragraph" style:parent-style-name="Standard" style:list-style-name="L4"/>
    <style:style style:name="P1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8" style:family="paragraph" style:parent-style-name="Standard" style:list-style-name="L1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8f8f8"/>
    </style:style>
    <style:style style:name="T3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f8f8f8" style:font-name="Monospace" fo:font-size="10pt" fo:background-color="#333333" style:font-name-asian="Monospace" style:font-size-asian="10pt" style:font-name-complex="Monospace" style:font-size-complex="10pt"/>
    </style:style>
    <style:style style:name="T5" style:family="text">
      <style:text-properties fo:color="#cda869"/>
    </style:style>
    <style:style style:name="T6" style:family="text">
      <style:text-properties fo:color="#cda869" style:font-name="Monospace" fo:font-size="10pt" fo:background-color="#333333" style:font-name-asian="Monospace" style:font-size-asian="10pt" style:font-name-complex="Monospace" style:font-size-complex="10pt"/>
    </style:style>
    <style:style style:name="T7" style:family="text">
      <style:text-properties fo:color="#cf6a4c"/>
    </style:style>
    <style:style style:name="T8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cf6a4c" style:font-name="Monospace" fo:font-size="10pt" fo:background-color="#333333" style:font-name-asian="Monospace" style:font-size-asian="10pt" style:font-name-complex="Monospace" style:font-size-complex="10pt"/>
    </style:style>
    <style:style style:name="T10" style:family="text">
      <style:text-properties fo:color="#8f9d6a"/>
    </style:style>
    <style:style style:name="T11" style:family="text">
      <style:text-properties fo:background-color="#333333"/>
    </style:style>
    <style:style style:name="T12" style:family="text">
      <style:text-properties fo:color="#000000"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>Instalar:</text:p>
      <text:list xml:id="list15808472931" text:style-name="L1">
        <text:list-item>
          <text:p text:style-name="P11">sendmail (sudo apt-get install sendmail)</text:p>
        </text:list-item>
        <text:list-item>
          <text:p text:style-name="P11">sendemail (sudo apt-get install sendemail)</text:p>
        </text:list-item>
        <text:list-item>
          <text:p text:style-name="P11">Ruby 1.9.3</text:p>
        </text:list-item>
        <text:list-item>
          <text:p text:style-name="P11">Rails 3.2.6</text:p>
        </text:list-item>
      </text:list>
      <text:p text:style-name="Standard"/>
      <text:p text:style-name="Standard">Instalacion en Apache2:</text:p>
      <text:list xml:id="list291791374" text:style-name="L2">
        <text:list-item>
          <text:p text:style-name="P12">sudo gem install passenger</text:p>
        </text:list-item>
        <text:list-item>
          <text:p text:style-name="P12">sudo passenger-install-apache2-module</text:p>
        </text:list-item>
        <text:list-item>
          <text:p text:style-name="P12">Luego hacer lo que dice luego de hacer sudo passenger-install-apache2-module, se muestra también en el archivo Configuraciones.txt</text:p>
        </text:list-item>
      </text:list>
      <text:p text:style-name="Standard"/>
      <text:p text:style-name="Standard"/>
      <text:p text:style-name="Standard">Configuración correo:</text:p>
      <text:p text:style-name="Standard"><text:s/>Modificar /app/mailers/user_mailer.rb</text:p>
      <text:p text:style-name="Standard"><text:s text:c="4"/>default from: “correo” </text:p>
      <text:p text:style-name="Standard"><text:s/>Modificar /config/environments/production.rb y development.rb <text:s/></text:p>
      <text:p text:style-name="Standard"/>
      <text:p text:style-name="Standard"><text:span text:style-name="T11"><text:s text:c="4"/></text:span><text:span text:style-name="T4">config.action_mailer.delivery_method </text:span><text:span text:style-name="T6">= </text:span><text:span text:style-name="T9">:smtp <text:s/></text:span></text:p>
      <text:p text:style-name="P7"><text:span text:style-name="T7"><text:s text:c="2"/></text:span><text:span text:style-name="T2">config.action_mailer.smtp_settings </text:span><text:span text:style-name="T5">= </text:span><text:span text:style-name="T2">{ <text:s text:c="7"/></text:span></text:p>
      <text:p text:style-name="P7"><text:span text:style-name="T2"><text:s text:c="4"/></text:span><text:span text:style-name="T7">:address <text:s text:c="13"/></text:span><text:span text:style-name="T2">=&gt; </text:span><text:span text:style-name="T10">"smtp.gmail.com"</text:span><text:span text:style-name="T2">, <text:s/></text:span></text:p>
      <text:p text:style-name="P7"><text:span text:style-name="T2"><text:s text:c="4"/></text:span><text:span text:style-name="T7">:port <text:s text:c="16"/></text:span><text:span text:style-name="T2">=&gt; </text:span><text:span text:style-name="T7">587</text:span><text:span text:style-name="T2">, <text:s text:c="14"/></text:span></text:p>
      <text:p text:style-name="P7"><text:span text:style-name="T2"><text:s text:c="4"/></text:span><text:span text:style-name="T7">:domain <text:s text:c="14"/></text:span><text:span text:style-name="T2">=&gt; </text:span><text:span text:style-name="T10">'localhost'</text:span><text:span text:style-name="T2">, <text:s text:c="6"/></text:span></text:p>
      <text:p text:style-name="P7"><text:span text:style-name="T2"><text:s text:c="4"/></text:span><text:span text:style-name="T7">:user_name <text:s text:c="11"/></text:span><text:span text:style-name="T2">=&gt; </text:span><text:span text:style-name="T10">'ihome.bissen'</text:span><text:span text:style-name="T2">, <text:s text:c="3"/></text:span></text:p>
      <text:p text:style-name="P7"><text:span text:style-name="T2"><text:s text:c="4"/></text:span><text:span text:style-name="T7">:password <text:s text:c="12"/></text:span><text:span text:style-name="T2">=&gt; </text:span><text:span text:style-name="T10">'b1ss3n.1h0m3'</text:span><text:span text:style-name="T2">, <text:s text:c="3"/></text:span></text:p>
      <text:p text:style-name="P7"><text:span text:style-name="T2"><text:s text:c="4"/></text:span><text:span text:style-name="T7">:authentication <text:s text:c="6"/></text:span><text:span text:style-name="T2">=&gt; </text:span><text:span text:style-name="T10">'plain'</text:span><text:span text:style-name="T2">, <text:s text:c="10"/></text:span></text:p>
      <text:p text:style-name="P8"><text:span text:style-name="T3"><text:s text:c="4"/></text:span><text:span text:style-name="T8">:enable_starttls_auto </text:span><text:span text:style-name="T3">=&gt; </text:span><text:span text:style-name="T8">true <text:s/></text:span><text:span text:style-name="T3">} <text:s text:c="11"/></text:span></text:p>
      <text:p text:style-name="P5"/>
      <text:p text:style-name="P5"/>
      <text:p text:style-name="Standard">DISEÑO:</text:p>
      <text:p text:style-name="Standard"/>
      <text:p text:style-name="Standard">Editar archivo /app/assets/stylesheets/bootstrap_and_overrides.css.le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AGREGAR NUEVOS TIPOS DE ACCESORIOS:</text:p>
      <text:p text:style-name="Standard"/>
      <text:p text:style-name="Standard">En controlador homeadmin_controller, en la acción index.</text:p>
      <text:p text:style-name="Standard"/>
      <text:p text:style-name="Standard">Agregar <text:span text:style-name="T12">dentro del if @accessory_types.length == 0</text:span></text:p>
      <text:p text:style-name="P6">@accessory = AccessoryType.new(:name=&gt;"&lt;tipo accesorio nuevo&gt;")</text:p>
      <text:p text:style-name="P9"><text:span text:style-name="T12">@accessory.save </text:span><text:span text:style-name="T3"><text:s text:c="3"/></text:span></text:p>
      <text:p text:style-name="Standard"/>
      <text:p text:style-name="Standard">Luego en la vista index.html.erb del controlador home.</text:p>
      <text:p text:style-name="Standard">Entre las líneas 172 y 173 agregar:</text:p>
      <text:p text:style-name="P10">elsif container.name == "&lt;tipo accesorio nuevo&gt;"%&gt;</text:p>
      <text:p text:style-name="P10">&lt;h2&gt;&lt;%= image_tag("&lt;imagen&gt;", :size=&gt;"40x40")%&gt;&lt;div style="visibility: hidden; display:inline;"&gt; &amp;nbsp;&lt;/div&gt;&lt;%= container.name %&gt;&lt;/h2&gt;</text:p>
      <text:p text:style-name="Standard"/>
      <text:p text:style-name="Standard">VISTAS:</text:p>
      <text:list xml:id="list1307683333" text:style-name="L3">
        <text:list-header>
          <text:p text:style-name="P13">Accessories</text:p>
        </text:list-header>
      </text:list>
      <text:list xml:id="list1054429292" text:style-name="L4">
        <text:list-item>
          <text:p text:style-name="P14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14">_all.html.erb : Vista que muestra todos los accesorios de un ibox determinado en la vista principal de administracion. Muestra ademas las acciones editar y eliminar.</text:p>
        </text:list-item>
        <text:list-item>
          <text:p text:style-name="P14">_form.html.erb: Formulario para la edicion y creacion de accesorios al modelo.</text:p>
        </text:list-item>
        <text:list-item>
          <text:p text:style-name="P14">back.js : Vista que hace el “Atrás”.</text:p>
        </text:list-item>
        <text:list-item>
          <text:p text:style-name="P14">control.js : No hace nada.</text:p>
        </text:list-item>
        <text:list-item>
          <text:p text:style-name="P14">create.js : Vista que se renderiza despues de crear un accesorio.</text:p>
        </text:list-item>
        <text:list-item>
          <text:p text:style-name="P14">edit.js : Vista que muestra el formulario (_form.html.erb) para la edicion de los accesorios.</text:p>
        </text:list-item>
        <text:list-item>
          <text:p text:style-name="P14">new.js : Vista que muestra el formulario (_form.html.erb) para la creacion de los accesorios.</text:p>
        </text:list-item>
        <text:list-item>
          <text:p text:style-name="P14">update.js : Vista que se muestra luego de hacer el update de accesorios. (muestra todos los accesorios actualizados)</text:p>
        </text:list-item>
      </text:list>
      <text:p text:style-name="Standard"/>
      <text:p text:style-name="P2"><text:tab/><text:span text:style-name="T1">Accessory_types:</text:span></text:p>
      <text:list xml:id="list712624288" text:style-name="L5">
        <text:list-item>
          <text:p text:style-name="P15">_accessory_type.html.erb: No se utuliza</text:p>
        </text:list-item>
        <text:list-item>
          <text:p text:style-name="P15">_all.html.erb: Muestra todos los tipos de accesorios en vista huomeadmin.</text:p>
        </text:list-item>
        <text:list-item>
          <text:p text:style-name="P15">_form.html.erb: Formulario para la creacion de un tipo de accesorio.</text:p>
        </text:list-item>
        <text:list-item>
          <text:p text:style-name="P15">back.js.erb: Hace el atrás en vista homadmin.</text:p>
        </text:list-item>
        <text:list-item>
          <text:p text:style-name="P15">create.js.erb: Luego de crear un tipo de accesorio. </text:p>
        </text:list-item>
        <text:list-item>
          <text:p text:style-name="P15">destroy.js.erb: Luego de destruir un tipo de accesorio.</text:p>
        </text:list-item>
        <text:list-item>
          <text:p text:style-name="P15">edit.js.erb: Luego de editar un tipo de accesorio.</text:p>
        </text:list-item>
        <text:list-item>
          <text:p text:style-name="P15">new.js.erb: Muestra el formulario para la creacion de un nuevo tip de accesorio..</text:p>
        </text:list-item>
        <text:list-item>
          <text:p text:style-name="P15">update.js.erb: Luego de actualizar un tipo de accesorio.</text:p>
        </text:list-item>
      </text:list>
      <text:p text:style-name="P3"/>
      <text:p text:style-name="P3"><text:tab/></text:p>
      <text:p text:style-name="P1"/>
      <text:p text:style-name="P1"/>
      <text:p text:style-name="P1">Actions</text:p>
      <text:list xml:id="list662387512" text:style-name="L6">
        <text:list-item>
          <text:p text:style-name="P16"><text:soft-page-break/>_action.html.erb:</text:p>
        </text:list-item>
      </text:list>
      <text:p text:style-name="P3"/>
      <text:p text:style-name="P1">Admin</text:p>
      <text:list xml:id="list706128431" text:style-name="L7">
        <text:list-item>
          <text:p text:style-name="P17">index.html.erb: Vista principal de la administracion.</text:p>
        </text:list-item>
      </text:list>
      <text:p text:style-name="P3"/>
      <text:p text:style-name="P1">Cameras</text:p>
      <text:list xml:id="list1126541440" text:style-name="L8">
        <text:list-item>
          <text:p text:style-name="P18">_all.html.erb: Muestra todas las camaras de un ibox en vista admin.</text:p>
        </text:list-item>
        <text:list-item>
          <text:p text:style-name="P18">_camera.html.erb: Muestra una camara al llamar ibox.cameras</text:p>
        </text:list-item>
        <text:list-item>
          <text:p text:style-name="P18">_form.html.erb: Formulario para la creacion de un camara-</text:p>
        </text:list-item>
        <text:list-item>
          <text:p text:style-name="P18">back.js.erb: Al hacer atrás en vista admin en la camara.</text:p>
        </text:list-item>
        <text:list-item>
          <text:p text:style-name="P18">create.js.erb : Luego de crear una camara.</text:p>
        </text:list-item>
        <text:list-item>
          <text:p text:style-name="P18">destroy.js.erb: Luego de destruir una camara.</text:p>
        </text:list-item>
        <text:list-item>
          <text:p text:style-name="P18">edit.js.erb: Luego de editar una camara.</text:p>
        </text:list-item>
        <text:list-item>
          <text:p text:style-name="P18">new.js.erb: Muestra el formulario para la creacion de una camara.</text:p>
        </text:list-item>
        <text:list-item>
          <text:p text:style-name="P18">update.js.erb: Luego de editar una camara.</text:p>
        </text:list-item>
      </text:list>
      <text:p text:style-name="P3"/>
      <text:p text:style-name="P1">Home</text:p>
      <text:list xml:id="list894176360" text:style-name="L9">
        <text:list-item>
          <text:p text:style-name="P19">index.html.erb: Vista principal que muestra los perfiles, accesorios y camaras.</text:p>
        </text:list-item>
      </text:list>
      <text:p text:style-name="P3"/>
      <text:p text:style-name="P1">Homeadmin</text:p>
      <text:list xml:id="list845644359" text:style-name="L10">
        <text:list-item>
          <text:p text:style-name="P20">_browseasForm.html.erb: Formulario para navegar con un usuario en vista homeadmin.</text:p>
        </text:list-item>
        <text:list-item>
          <text:p text:style-name="P20">_indexBrowseAs.html.erb: Vista en acordion navegar como en vista homeadmin.</text:p>
        </text:list-item>
        <text:list-item>
          <text:p text:style-name="P20">_indexIbox.html.erb: Vista en acordion ibox en vista homeadmin.</text:p>
        </text:list-item>
        <text:list-item>
          <text:p text:style-name="P20">_indexUser.html.erb ; Vista en acordion user en vista homeadmin.</text:p>
        </text:list-item>
        <text:list-item>
          <text:p text:style-name="P20">_searchIboxForm.html.erb: Formulario para buscar iboxes por correo.</text:p>
        </text:list-item>
        <text:list-item>
          <text:p text:style-name="P20">_searchUserForm.html.erb: Formulario para buscar un usuario por correo.</text:p>
        </text:list-item>
        <text:list-item>
          <text:p text:style-name="P20">browseAs.js.erb: Muestra error si no encuentra usuario con el correo.</text:p>
        </text:list-item>
        <text:list-item>
          <text:p text:style-name="P20">index.html.erb: Vista principal de homeadmin.</text:p>
        </text:list-item>
        <text:list-item>
          <text:p text:style-name="P20">searchIboxes.js.erb : Muestra error o muestra los iboxes de un usuario.</text:p>
        </text:list-item>
        <text:list-item>
          <text:p text:style-name="P20">searchUsers.js.erb: Muestra error o muestra el usuario</text:p>
        </text:list-item>
      </text:list>
      <text:p text:style-name="P3"/>
      <text:p text:style-name="P1">Iboxes</text:p>
      <text:list xml:id="list1930285994" text:style-name="L11">
        <text:list-item>
          <text:p text:style-name="P21">_addNewAccessory.html.erb: Muestra boton para añadir nuevo accesorio</text:p>
        </text:list-item>
        <text:list-item>
          <text:p text:style-name="P22">_all_conditions.html.erb: Muestra todas las condiciones de un ibox en vista admin.</text:p>
        </text:list-item>
        <text:list-item>
          <text:p text:style-name="P22">_all.html.erb: Muestra todos los iboxes de un usuario por correo en vista homeadmin.</text:p>
        </text:list-item>
        <text:list-item>
          <text:p text:style-name="P22">_all2.html.erb: Muestra todos los iboxes activos de un usuario en vista admin</text:p>
        </text:list-item>
        <text:list-item>
          <text:p text:style-name="P22">_allInactives.html.erb: Muestra todos los iboxes inactivos en vista homeadmin.</text:p>
        </text:list-item>
        <text:list-item>
          <text:p text:style-name="P22">_editAccessories.html.erb: Muestra formlario para editar accesorios.</text:p>
        </text:list-item>
        <text:list-item>
          <text:p text:style-name="P22">_enable.html.erb: Formulario para la habilitacion de un ibox en vista admin.</text:p>
        </text:list-item>
        <text:list-item>
          <text:p text:style-name="P22">_form.html.erb: Formulario para la creacion de un ibox</text:p>
        </text:list-item>
        <text:list-item>
          <text:p text:style-name="P22">_formCondition.html.erb: Formulario para la creacion de una condicion para los sensores</text:p>
        </text:list-item>
        <text:list-item>
          <text:p text:style-name="P22">_ibox.html.erb: No se utiliza (se utilizo para pruebas)</text:p>
        </text:list-item>
        <text:list-item>
          <text:p text:style-name="P22">addDefaultAccessories.js.erb: Luego de agregar los accesorios al habilitar un ibox.</text:p>
        </text:list-item>
        <text:list-item>
          <text:p text:style-name="P22">back_condition.js.erb: Boton atrás de nueva condicion de sensores</text:p>
        </text:list-item>
        <text:list-item>
          <text:p text:style-name="P22">back.js.erb: Boton atrás de ibox.</text:p>
        </text:list-item>
        <text:list-item>
          <text:p text:style-name="P22">create.js.erb: Luego de crear un ibox.</text:p>
        </text:list-item>
        <text:list-item>
          <text:p text:style-name="P22"><text:soft-page-break/>delete_sensor_condition.js.erb: Luego de borrar una condicion del sensor</text:p>
        </text:list-item>
        <text:list-item>
          <text:p text:style-name="P22">destroy.js.erb: Luego de borrar un ibox.</text:p>
        </text:list-item>
        <text:list-item>
          <text:p text:style-name="P22">destroyAccessory.js.erb: Luego de borrar un accesorio.</text:p>
        </text:list-item>
        <text:list-item>
          <text:p text:style-name="P22">edit.js.erb: Luego de editar un ibox.</text:p>
        </text:list-item>
        <text:list-item>
          <text:p text:style-name="P22">enable.js.erb: Luego de habilitar un ibox, muestra error si no lo puede habilitar</text:p>
        </text:list-item>
        <text:list-item>
          <text:p text:style-name="P22">listenToAddAccessory.js.erb: Luego de escuchar agregar accesorio.</text:p>
        </text:list-item>
        <text:list-item>
          <text:p text:style-name="P22">listeToRemoveAccessory.js.erb: Luego de escuchar remover accesorio.</text:p>
        </text:list-item>
        <text:list-item>
          <text:p text:style-name="P22">new_sensor_condition.js.erb: Muestra formulario _formCondition para la creacion de una nueva condicion para los sensores.</text:p>
        </text:list-item>
        <text:list-item>
          <text:p text:style-name="P22">new.js.erb: Muestra formulario _form para la creacion de un ibox</text:p>
        </text:list-item>
        <text:list-item>
          <text:p text:style-name="P22">pingAccessory.js.erb: Luego de hacer un ping a un accessrio.</text:p>
        </text:list-item>
        <text:list-item>
          <text:p text:style-name="P22">reset.js.erb: Luego de hacer el reset del ibox.</text:p>
        </text:list-item>
        <text:list-item>
          <text:p text:style-name="P22">save_sensor_condition.js.erb: Guarda la condicion y las muestra todas.</text:p>
        </text:list-item>
        <text:list-item>
          <text:p text:style-name="P22">showEnable.js.erb: Muestra formulario _enable para la habilitacion de ibox.</text:p>
        </text:list-item>
        <text:list-item>
          <text:p text:style-name="P22">update.js.erb: Luego de actualizar un ibox.</text:p>
        </text:list-item>
      </text:list>
      <text:p text:style-name="P4"/>
      <text:p text:style-name="P4">Profiles</text:p>
      <text:list xml:id="list943749716" text:style-name="L12">
        <text:list-item>
          <text:p text:style-name="P23">_all.html.erb</text:p>
        </text:list-item>
        <text:list-item>
          <text:p text:style-name="P23">_editSchedulesOLD.html.erb</text:p>
        </text:list-item>
        <text:list-item>
          <text:p text:style-name="P23">_form.html.erb</text:p>
        </text:list-item>
        <text:list-item>
          <text:p text:style-name="P23">_profile.html.erb</text:p>
        </text:list-item>
        <text:list-item>
          <text:p text:style-name="P23">back.js.erb</text:p>
        </text:list-item>
        <text:list-item>
          <text:p text:style-name="P23">create.js.erb</text:p>
        </text:list-item>
        <text:list-item>
          <text:p text:style-name="P23">destroy.js.erb</text:p>
        </text:list-item>
        <text:list-item>
          <text:p text:style-name="P23">edit.js.erb</text:p>
        </text:list-item>
        <text:list-item>
          <text:p text:style-name="P23">index.html.erb</text:p>
        </text:list-item>
        <text:list-item>
          <text:p text:style-name="P23">new.js.erb</text:p>
        </text:list-item>
        <text:list-item>
          <text:p text:style-name="P23">schedules.js.erb</text:p>
        </text:list-item>
        <text:list-item>
          <text:p text:style-name="P23">update.js.erb</text:p>
        </text:list-item>
      </text:list>
      <text:p text:style-name="P4"/>
      <text:p text:style-name="P4">Schedules</text:p>
      <text:list xml:id="list1360471489" text:style-name="L13">
        <text:list-item>
          <text:p text:style-name="P24">_actions.html.erb</text:p>
        </text:list-item>
        <text:list-item>
          <text:p text:style-name="P24">_schedule.html.erb</text:p>
        </text:list-item>
        <text:list-item>
          <text:p text:style-name="P24">actions.js.erb</text:p>
        </text:list-item>
        <text:list-item>
          <text:p text:style-name="P24">back.js.erb</text:p>
        </text:list-item>
        <text:list-item>
          <text:p text:style-name="P24">destroyAction.js.erb</text:p>
        </text:list-item>
        <text:list-item>
          <text:p text:style-name="P24">newAction.js.erb</text:p>
        </text:list-item>
        <text:list-item>
          <text:p text:style-name="P24">update.js.erb</text:p>
        </text:list-item>
      </text:list>
      <text:p text:style-name="P4"/>
      <text:p text:style-name="P4">Sessions</text:p>
      <text:list xml:id="list1949210420" text:style-name="L14">
        <text:list-item>
          <text:p text:style-name="P25">_formreset.html.erb: Formulario para la recuperacion de contraseña.</text:p>
        </text:list-item>
        <text:list-item>
          <text:p text:style-name="P25">new.html.erb: Vista inicial al cargar la pagina, para iniciar sesion</text:p>
        </text:list-item>
        <text:list-item>
          <text:p text:style-name="P25">receive_code.js.erb: Luego de enviar el correo.</text:p>
        </text:list-item>
        <text:list-item>
          <text:p text:style-name="P25">recover_pass.js.erb: Luego de hacer click en enviar codigo.</text:p>
        </text:list-item>
        <text:list-item>
          <text:p text:style-name="P25">recover.html.erb: Vista que muestra la recuprecion de contaseña</text:p>
        </text:list-item>
      </text:list>
      <text:p text:style-name="P4"/>
      <text:p text:style-name="P4"><text:soft-page-break/>Shared</text:p>
      <text:list xml:id="list234357580" text:style-name="L15">
        <text:list-item>
          <text:p text:style-name="P26">_flash_messages.html.erb: Muestra los mensajes.</text:p>
        </text:list-item>
      </text:list>
      <text:p text:style-name="P4"/>
      <text:p text:style-name="P4">User_mailer</text:p>
      <text:list xml:id="list1989938404" text:style-name="L16">
        <text:list-item>
          <text:p text:style-name="P27">recovery_pass.html.erb: Correo que envia codigo al usuario para la recuperacion de cotnraseña</text:p>
        </text:list-item>
        <text:list-item>
          <text:p text:style-name="P27">welcome_email.html.erb: Correo que envia cuando se crea un usuario (admin y normal)</text:p>
        </text:list-item>
      </text:list>
      <text:p text:style-name="P4"/>
      <text:p text:style-name="P4">Users</text:p>
      <text:list xml:id="list209498598" text:style-name="L17">
        <text:list-item>
          <text:p text:style-name="P28">_admin.html.erb : Muestra un admin buscado por correo en vista homeadmin.</text:p>
        </text:list-item>
        <text:list-item>
          <text:p text:style-name="P28">_all.html.erb: Muestra todos los usuarios “normales” en vista admin.</text:p>
        </text:list-item>
        <text:list-item>
          <text:p text:style-name="P28">_formAdmin.html.erb: Formulario para la creacion de un usuario admin.</text:p>
        </text:list-item>
        <text:list-item>
          <text:p text:style-name="P28">_formEdit.html.erb: Formulario para la edicion de un usuario (contraseña)</text:p>
        </text:list-item>
        <text:list-item>
          <text:p text:style-name="P28">_formNoAdmin.html.erb: Formulario para la creacion de un usuario normal.</text:p>
        </text:list-item>
        <text:list-item>
          <text:p text:style-name="P28">_newAdmin.html.erb: Muestra boton de creacion de nuevo admin.</text:p>
        </text:list-item>
        <text:list-item>
          <text:p text:style-name="P28">back.js.erb: Hace el back en acordion usuario en homeadmin y admin.</text:p>
        </text:list-item>
        <text:list-item>
          <text:p text:style-name="P28">create.js.erb: Luego de crear un uuario en admin o homeadmin.</text:p>
        </text:list-item>
        <text:list-item>
          <text:p text:style-name="P28">destroy.js.erb: Luego de destruir un usuario en admin o homeadmin.</text:p>
        </text:list-item>
        <text:list-item>
          <text:p text:style-name="P28">edit.js.erb: Luego de editar un usuario en admin o homeadmin o el en editar contraseña-</text:p>
        </text:list-item>
        <text:list-item>
          <text:p text:style-name="P28">newAdmin.js.erb. Muestra el formulario _formAdmin.</text:p>
        </text:list-item>
        <text:list-item>
          <text:p text:style-name="P28">newNoAdmin.js.erb; Muestra el formular _formNoAdmin.</text:p>
        </text:list-item>
        <text:list-item>
          <text:p text:style-name="P28">show.html.erb: No se utiliza. (se utilizo para pruebas)</text:p>
        </text:list-item>
        <text:list-item>
          <text:p text:style-name="P28">show.js.erb: No se utiliza. (se utilizo para pruebas)</text:p>
        </text:list-item>
        <text:list-item>
          <text:p text:style-name="P28">update.js.erb: Luego de actualizar el usuario en homeadmin o admin o el en editar contraseña.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10-03T16:50:40</dc:date>
    <dc:creator>Paulo Contreras</dc:creator>
    <meta:editing-duration>PT35M46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5" meta:paragraph-count="163" meta:word-count="1138" meta:character-count="8165" meta:non-whitespace-character-count="7116"/>
  </office:meta>
</office:document-meta>
</file>